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  <style:style style:family="table-column" style:name="co0">
      <style:table-column-properties style:column-width="23.580000000000002mm"/>
    </style:style>
    <style:style style:family="table-column" style:name="co1">
      <style:table-column-properties style:column-width="29.97mm"/>
    </style:style>
    <style:style style:family="table-column" style:name="co2">
      <style:table-column-properties style:column-width="22.669999999999998mm"/>
    </style:style>
    <style:style style:family="table-column" style:name="co3">
      <style:table-column-properties style:column-width="37.18mm"/>
    </style:style>
    <style:style style:family="table-row" style:name="ro0">
      <style:table-row-properties style:row-height="8.149999999999999mm"/>
    </style:style>
    <style:style style:family="table-row" style:name="ro1">
      <style:table-row-properties style:row-height="4.53mm"/>
    </style:style>
    <style:style style:family="table-row" style:name="ro2">
      <style:table-row-properties style:row-height="5.380000000000001mm"/>
    </style:style>
    <style:style style:family="table-column" style:name="co4">
      <style:table-column-properties style:column-width="12.47mm"/>
    </style:style>
    <style:style style:family="table-column" style:name="co5">
      <style:table-column-properties style:column-width="73.25mm"/>
    </style:style>
    <style:style style:family="table-column" style:name="co6">
      <style:table-column-properties style:column-width="24.689999999999998mm"/>
    </style:style>
    <style:style style:family="table-column" style:name="co7">
      <style:table-column-properties style:column-width="45.510000000000005mm"/>
    </style:style>
    <style:style style:family="table-column" style:name="co8">
      <style:table-column-properties style:column-width="32.74mm"/>
    </style:style>
    <style:style style:family="table-column" style:name="co9">
      <style:table-column-properties style:column-width="27.75mm"/>
    </style:style>
    <style:style style:family="table-column" style:name="co10">
      <style:table-column-properties style:column-width="24.13mm"/>
    </style:style>
    <style:style style:family="table-column" style:name="co11">
      <style:table-column-properties style:column-width="33.57mm"/>
    </style:style>
    <style:style style:family="table-column" style:name="co12">
      <style:table-column-properties style:column-width="21.909999999999997mm"/>
    </style:style>
    <style:style style:family="table-row" style:name="ro3">
      <style:table-row-properties style:row-height="4.7299999999999995mm"/>
    </style:style>
    <style:style style:family="table-row" style:name="ro4">
      <style:table-row-properties style:row-height="4.46mm"/>
    </style:style>
    <style:style style:family="table-row" style:name="ro5">
      <style:table-row-properties style:row-height="5.8mm"/>
    </style:style>
    <style:style style:family="table-row" style:name="ro6">
      <style:table-row-properties style:row-height="3.69mm"/>
    </style:style>
    <style:style style:family="table-row" style:name="ro7">
      <style:table-row-properties style:row-height="4.109999999999999mm"/>
    </style:style>
  </office:automatic-styles>
  <office:body>
    <office:spreadsheet>
      <table:table table:name="Pokwitowanie wypłaty">
        <table:table-column table:style-name="co0"/>
        <table:table-column table:style-name="co1"/>
        <table:table-column table:style-name="co2"/>
        <table:table-column table:style-name="co2"/>
        <table:table-column table:style-name="co2"/>
        <table:table-column table:style-name="co3"/>
        <table:table-column table:style-name="co2"/>
        <table:table-column table:style-name="co2"/>
        <table:table-column table:style-name="co2"/>
        <table:table-row table:style-name="ro0">
          <table:table-cell>
            <text:p>Pokwitowanie</text:p>
          </table:table-cell>
          <table:table-cell>
            <text:p>stanu<text:s text:c="2"/>konta</text:p>
          </table:table-cell>
          <table:table-cell>
            <text:p>dla</text:p>
          </table:table-cell>
          <table:table-cell>
            <text:p>Zawisz<text:s/>Karolina</text:p>
          </table:table-cell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Powstańców<text:s/>1</text:p>
          </table:table-cell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Adamowice</text:p>
          </table:table-cell>
          <table:table-cell/>
          <table:table-cell/>
          <table:table-cell/>
          <table:table-cell/>
          <table:table-cell/>
        </table:table-row>
        <table:table-row table:style-name="ro1">
          <table:table-cell>
            <text:p>Kwota<text:s/>dla<text:s/>klienta<text:s/>za<text:s/>sprzedany<text:s/>towar<text:s/>wg<text:s/>umów<text:s/>:<text:s/></text:p>
          </table:table-cell>
          <table:table-cell/>
          <table:table-cell/>
          <table:table-cell/>
          <table:table-cell table:formula="=SUM('2481 19'.I47:Arkusz25.I47)" office:value-type="float" office:value="150.0">
            <text:p>150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text:s/>wypłaty</text:p>
          </table:table-cell>
          <table:table-cell>
            <text:p>kwota</text:p>
          </table:table-cell>
          <table:table-cell>
            <text:p>podpis</text:p>
          </table:table-cell>
          <table:table-cell/>
          <table:table-cell/>
          <table:table-cell/>
        </table:table-row>
        <table:table-row table:style-name="ro1">
          <table:table-cell/>
          <table:table-cell>
            <text:p>Wypłaty<text:s text:c="2"/>z<text:s/>datą<text:s/>/<text:s/>kwota</text:p>
          </table:table-cell>
          <table:table-cell/>
          <table:table-cell office:value-type="date" office:date-value="2020-01-07">
            <text:p>2020-01-07</text:p>
          </table:table-cell>
          <table:table-cell office:value-type="float" office:value="85.0">
            <text:p>85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>
            <text:p>Aktualny<text:s/>stan<text:s/>konta<text:s/>:</text:p>
          </table:table-cell>
          <table:table-cell/>
          <table:table-cell/>
          <table:table-cell/>
          <table:table-cell table:formula="=E4-SUM(E6:E42)" office:value-type="float" office:value="65.0">
            <text:p>65.0</text:p>
          </table:table-cell>
          <table:table-cell>
            <text:p>Zw<text:s/>01<text:s/>09<text:s/>20</text:p>
          </table:table-cell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Wystawił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481 19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>
            <text:p>2481/1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 office:value-type="date" office:date-value="2019-10-09">
            <text:p>2019-10-0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>
            <text:p>Zawisz<text:s/>Karolin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>
            <text:p>Powstańców<text:s/>1</text:p>
          </table:table-cell>
          <table:table-cell>
            <text:p>Do<text:s/>30/04/20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>
            <text:p>Adamow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>
            <text:p>sukienka<text:s/>dam<text:s/>czarna<text:s/>Reserved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15*D15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>
            <text:p>sukienka<text:s/>dam<text:s/>czarna<text:s/>Mohito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table:formula="=C16*D16"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20.0">
            <text:p>2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>
            <text:p>spodnie<text:s/>da,<text:s/>granat<text:s/>zara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table:formula="=C17*D17"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20.0">
            <text:p>2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>
            <text:p>spódnica<text:s/>dam<text:s/>Monnari<text:s/>szara<text:s/>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table:formula="=C18*D18" office:value-type="float" office:value="20.0">
            <text:p>2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1.0">
            <text:p>1.0</text:p>
          </table:table-cell>
          <table:table-cell table:formula="=F18*D18" office:value-type="float" office:value="0.0">
            <text:p>0.0</text:p>
          </table:table-cell>
          <table:table-cell>
            <text:p>prz<text:s/>na<text:s/>20/21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>
            <text:p>bluza<text:s/>dam<text:s/>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19*D19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>
            <text:p>spodnie<text:s/>dam<text:s/>dzins<text:s/>Big<text:s/>star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table:formula="=C20*D20"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20.0">
            <text:p>2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*D2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6)" office:value-type="float" office:value="6.0">
            <text:p>6.0</text:p>
          </table:table-cell>
          <table:table-cell/>
          <table:table-cell table:formula="=SUM(E15:E42)" office:value-type="currency" office:value="105" office:currency="PLN">
            <text:p>105,00 zł</text:p>
          </table:table-cell>
          <table:table-cell/>
          <table:table-cell/>
          <table:table-cell/>
          <table:table-cell table:formula="=SUM(I15:I41)" office:value-type="currency" office:value="85" office:currency="PLN">
            <text:p>85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317 20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>
            <text:p>317/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 office:value-type="date" office:date-value="2020-02-20">
            <text:p>2020-02-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>
            <text:p>Zawisz<text:s/>Karolin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Kolejow<text:s/>18</text:p>
          </table:table-cell>
          <table:table-cell/>
          <table:table-cell>
            <text:p><text:s text:c="15"/>ulica</text:p>
          </table:table-cell>
          <table:table-cell>
            <text:p>Powstańców<text:s/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>
            <text:p>Adamow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>
            <text:p>torebka<text:s/>czarna<text:s/>duża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table:formula="=C15*D15"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20.0">
            <text:p>2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>
            <text:p>spódnica<text:s/>w<text:s/>kwiaty<text:s/>New<text:s/>Loook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16*D16"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>
            <text:p>sukienka<text:s/>dam<text:s/>letnia<text:s/>Mohito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17*D17" office:value-type="float" office:value="15.0">
            <text:p>15.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>
            <text:p>kurtka<text:s/>dam<text:s/>letnia<text:s/>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18*D18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>
            <text:p>spodnie<text:s/>dam<text:s/>dzins</text:p>
          </table:table-cell>
          <table:table-cell office:value-type="float" office:value="2.0">
            <text:p>2.0</text:p>
          </table:table-cell>
          <table:table-cell office:value-type="float" office:value="10.0">
            <text:p>10.0</text:p>
          </table:table-cell>
          <table:table-cell table:formula="=C19*D19"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20.0">
            <text:p>2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6.0">
            <text:p>6.0</text:p>
          </table:table-cell>
          <table:table-cell/>
          <table:table-cell table:formula="=SUM(E15:E42)" office:value-type="currency" office:value="80" office:currency="PLN">
            <text:p>80,00 zł</text:p>
          </table:table-cell>
          <table:table-cell/>
          <table:table-cell/>
          <table:table-cell/>
          <table:table-cell table:formula="=SUM(I15:I41)" office:value-type="currency" office:value="65" office:currency="PLN">
            <text:p>65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3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4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5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6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7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8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9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0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1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2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3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4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5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6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7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8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9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0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1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2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3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4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5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